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00000027F000000D902603C5AED462591.png" manifest:media-type="image/png"/>
  <manifest:file-entry manifest:full-path="Pictures/2000023B00003188000010DB25975226F5830FE2.svm" manifest:media-type="image/x-svm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" svg:font-family="'Bitstream Vera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Bitstream Vera" fo:font-size="9pt" style:font-size-asian="18pt" style:font-size-complex="18pt"/>
    </style:style>
    <style:style style:name="P3" style:family="paragraph">
      <loext:graphic-properties draw:fill="none" draw:fill-color="#ffffff"/>
      <style:text-properties style:font-name="Bitstream Vera"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2.679cm" svg:height="4.314cm" svg:x="4.643cm" svg:y="12.98cm">
            <draw:image xlink:href="Pictures/2000023B00003188000010DB25975226F5830FE2.svm" xlink:type="simple" xlink:show="embed" xlink:actuate="onLoad">
              <text:p/>
            </draw:image>
            <draw:image xlink:href="Pictures/100002000000027F000000D902603C5AED462591.png" xlink:type="simple" xlink:show="embed" xlink:actuate="onLoad"/>
          </draw:frame>
          <draw:frame draw:style-name="gr2" draw:text-style-name="P3" draw:layer="layout" svg:width="4.443cm" svg:height="0.675cm" draw:transform="rotate (1.57515964992488) translate (3.788cm 17.243cm)">
            <draw:text-box>
              <text:p text:style-name="P2">Distance de freinage (en m)</text:p>
            </draw:text-box>
          </draw:frame>
          <draw:frame draw:style-name="gr2" draw:text-style-name="P3" draw:layer="layout" svg:width="2.987cm" svg:height="0.675cm" svg:x="9.382cm" svg:y="17.383cm">
            <draw:text-box>
              <text:p text:style-name="P2">Vitesse (en km/h)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" svg:font-family="'Bitstream Vera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0:42:44.821919182</meta:creation-date>
    <dc:date>2018-04-19T10:51:14.711557448</dc:date>
    <meta:editing-duration>PT8M29S</meta:editing-duration>
    <meta:editing-cycles>2</meta:editing-cycles>
    <meta:generator>LibreOffice/6.0.0.3$MacOSX_X86_64 LibreOffice_project/64a0f66915f38c6217de274f0aa8e15618924765</meta:generator>
    <meta:document-statistic meta:object-count="4"/>
  </office:meta>
</office:document-meta>
</file>